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rsid="001b2055" officeooo:paragraph-rsid="0022ad6e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89245" officeooo:paragraph-rsid="0028924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b2f97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b2f9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b2f97" style:font-weight-asian="bold" style:font-weight-complex="bold"/>
    </style:style>
    <style:style style:name="T1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954e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b1bd0" style:font-size-asian="12pt" style:font-weight-asian="bold" style:font-size-complex="12pt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text:style-name="L1">
        <text:list-item>
          <text:p text:style-name="P2">None y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2:01:12.141000000</dc:date>
    <meta:editing-duration>PT5H49M49S</meta:editing-duration>
    <meta:editing-cycles>3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6" meta:non-whitespace-character-count="88"/>
  </office:meta>
</office:document-meta>
</file>